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7, 2024 (07:13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../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../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2.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4-03-27T23:13:34Z</meta:creation-date>
    <dc:date>2024-03-27T23:13:34Z</dc:date>
    <meta:user-defined meta:name="date" meta:value-type="string">March  27, 2024 (07:13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